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4429927527354271841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. Si no tienen GitHub, olvídate de usarla (ver punto 2).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465727325904101766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<text:span text:style-name="T4">Información extensa sobre miRNAs desarrollado por el grupo de Rachael Huntley </text:span><text:span text:style-name="T5">et al.</text:span><text:span text:style-name="T4">: </text:span><text:a xlink:type="simple" xlink:href="http://wiki.geneontology.org/index.php/MicroRNA_GO_annotation_manual" text:style-name="Internet_20_link" text:visited-style-name="Visited_20_Internet_20_Link"><text:span text:style-name="T4">http://wiki.geneontology.org/index.php/MicroRNA_GO_annotation_manual</text:span></text:a><text:span text:style-name="T4"> En dicho trabajo, la autora recomienda usar los identificadores de RNAcentral para buscar las anotaciones de los diversos miRNAs, como por ejemplo URS000039ED8D_9606 para el miRNA humano miR-21. No obstante, también se admite usar el identificador de Ensembl, por ejemplo, Ensembl:ENSG00000136158 para el gen humano SPRY2. <text:s/></text:span></text:p>
      <text:p text:style-name="Standard"/>
      <text:p text:style-name="Standard"/>
      <text:p text:style-name="P2"><text:soft-page-break/>Punto 2 – Mapeado a genoma de referencia</text:p>
      <text:p text:style-name="Standard"/>
      <text:p text:style-name="Standard"><text:span text:style-name="T1">Fuentes:</text:span> </text:p>
      <text:list xml:id="list20252103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Documentación TopHat2: <text:a xlink:type="simple" xlink:href="https://github.com/infphilo/tophat" text:style-name="Internet_20_link" text:visited-style-name="Visited_20_Internet_20_Link">https://github.com/infphilo/tophat</text:a></text:p>
          <text:p text:style-name="P4"/>
        </text:list-item>
        <text:list-item>
          <text:p text:style-name="P4">Documentacion STAR: <text:a xlink:type="simple" xlink:href="https://github.com/alexdobin/STAR" text:style-name="Internet_20_link" text:visited-style-name="Visited_20_Internet_20_Link">https://github.com/alexdobin/STAR</text:a></text:p>
          <text:p text:style-name="P4"/>
        </text:list-item>
        <text:list-item>
          <text:p text:style-name="P4">Ziemann <text:span text:style-name="T1">et al.</text:span>, 2016: <text:a xlink:type="simple" xlink:href="https://www.ncbi.nlm.nih.gov/pmc/articles/PMC4931105/" text:style-name="Internet_20_link" text:visited-style-name="Visited_20_Internet_20_Link">https://www.ncbi.nlm.nih.gov/pmc/articles/PMC4931105/</text:a></text:p>
          <text:p text:style-name="P4"/>
        </text:list-item>
      </text:list>
      <text:p text:style-name="Standard"/>
      <text:p text:style-name="Standard">TopHat2 es un mapeador rápido para lecturas provenientes de RNA-seq, capaz de realizar alineamientos de tipo "gapped" (<text:span text:style-name="T1">i.e.</text:span> puede procesar lecturas provienientes de varios exones).</text:p>
      <text:p text:style-name="Standard"/>
      <text:p text:style-name="Standard">No obstante, Osvaldas Vainauskas recomienda emplear el mapeador ultrarrápido de alta precisión STAR, cuyos autores dicen que es <text:a xlink:type="simple" xlink:href="https://academic.oup.com/bioinformatics/article/29/1/15/272537" text:style-name="Internet_20_link" text:visited-style-name="Visited_20_Internet_20_Link">50 veces más rápido que otros mapeadores</text:a>, y también funciona para alineamientos de RNA-seq con huecos.</text:p>
      <text:p text:style-name="Standard"/>
      <text:p text:style-name="Standard">En el trabajo de Ziemann <text:span text:style-name="T1">et al.</text:span> (2016) provee una valiosa revisión actualizada de algunos alineadores comunes empleados en el ámbito de los miRNAs.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/>
      <text:p text:style-name="Standard">-Las células troncales con microvesículas de PMBCs tratadas con genisteína resisten mejor el estrés oxidativo que las células troncales control (con microvesículas de PBMCs no tratadas).</text:p>
      <text:p text:style-name="Standard"/>
      <text:p text:style-name="Standard"/>
      <text:p text:style-name="Standard">Nota: Corrección de Bonferroni es p-crítico = alfa/n =&gt; p-crítico = 0.05/n</text:p>
      <text:p text:style-name="Standard"/>
      <text:p text:style-name="Standard">Corrección de Benjamini-HochBerg es:</text:p>
      <text:list xml:id="list8577528543932156138" text:style-name="L3">
        <text:list-item>
          <text:p text:style-name="P7">Ordenar los p-valores en orden ascendente y asignarles correspondientemente un rango (de 1 a n)</text:p>
        </text:list-item>
        <text:list-item>
          <text:p text:style-name="P7">Calcular el punto crítico de cada test con la fórmula (rango/n)*FDR(alfa)</text:p>
        </text:list-item>
        <text:list-item>
          <text:p text:style-name="P7">Busca el mayor p-valor que sea inferior al punto crítico correspondiente. Serán aceptados como estadísticamente significativos todos los tests con p-valores inferiores al susodicho p-valor máxi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7M29S</meta:editing-duration>
    <meta:editing-cycles>44</meta:editing-cycles>
    <meta:generator>OpenOffice/4.1.7$Win32 OpenOffice.org_project/417m1$Build-9800</meta:generator>
    <dc:date>2021-05-11T00:02:40.93</dc:date>
    <meta:document-statistic meta:table-count="0" meta:image-count="0" meta:object-count="0" meta:page-count="2" meta:paragraph-count="33" meta:word-count="506" meta:character-count="3870"/>
    <meta:user-defined meta:name="Info 1"/>
    <meta:user-defined meta:name="Info 2"/>
    <meta:user-defined meta:name="Info 3"/>
    <meta:user-defined meta:name="Info 4"/>
  </office:meta>
</office:document-meta>
</file>